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Courier 10 Pitch1" fo:font-size="20pt" style:font-size-asian="20pt" style:font-size-complex="20pt"/>
    </style:style>
    <style:style style:name="T4" style:family="text">
      <style:text-properties style:font-name="Courier 10 Pitch1" fo:font-size="18pt" style:font-size-asian="18pt" style:font-size-complex="18pt"/>
    </style:style>
    <style:style style:name="T5" style:family="text">
      <style:text-properties style:font-name="Courier 10 Pitc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Regular Experessions</text:p>
            <text:p><text:span text:style-name="T1">HANDS 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an through the dictionary on your system.</text:p>
                <text:list>
                  <text:list-item>
                    <text:p>Possibly use <text:a xlink:href="http://wordlist.aspell.net/12dicts/" xlink:type="simple">http://wordlist.aspell.net/12dicts/</text:a> if your system doesn't have a dictionary file.</text:p>
                  </text:list-item>
                </text:list>
              </text:list-item>
              <text:list-item>
                <text:p>Print all the words that contain non-alphabetic character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the /g modifier and capturing to capture and print each number in this string:</text:p>
                <text:p/>
              </text:list-item>
              <text:list-item>
                <text:p><text:span text:style-name="T2">“</text:span><text:span text:style-name="T3">99 bottles of 7-up on the wall, 99 bottles of 7-up, take one down, pass it around, 98 bottles of 7-up on the wall</text:span><text:span text:style-name="T2">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tch and capture the first group of numeric digits that are not at the beginning of the string:</text:p>
                <text:list>
                  <text:list-item>
                    <text:p>“123... testing 123... testing. Is this thing on?”</text:p>
                  </text:list-item>
                  <text:list-item>
                    <text:p/>
                  </text:list-item>
                </text:list>
              </text:list-item>
              <text:list-item>
                <text:p>Match and capture the last string of numeric digits from this string:</text:p>
                <text:list>
                  <text:list-item>
                    <text:p><text:span text:style-name="T4">“</text:span><text:span text:style-name="T4">10, niner, 8, seven, 6, five, 4, three, 2, one, blast off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place every occurrence of “INSERT_YOUR_NAME” with your actual name:</text:p>
                <text:p/>
              </text:list-item>
              <text:list-item>
                <text:p><text:span text:style-name="T4">“</text:span><text:span text:style-name="T4">Hello INSERT_YOUR_NAME. We would like to thank you for your interest in our product. INSERT_YOUR_NAME, we know how important your time is to you, and we want to be respectful of your needs. <text:s/>If you please, INSERT_YOUR_NAME, fill out the questionnaire enclosed, and send it back to us by tomorrow. <text:s/>Thanks INSERT_YOUR_NAME, and enjoy your new dental implant.”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'<text:span text:style-name="T5">grep</text:span>' to filter a list of numbers, including only those numbers that end in a 5 or a 0.</text:p>
              </text:list-item>
              <text:list-item>
                <text:p>Print the li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oping over the words in your dictionary, output the word if it has a “ful”, “en”, “tion”, or “ed” suffi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ving just been told not to, write a regex that will match and capture likely email addresses out of a string of text.</text:p>
              </text:list-item>
              <text:list-item>
                <text:p>Test it out on:</text:p>
                <text:list>
                  <text:list-item>
                    <text:p>“<text:span text:style-name="T4">This message is for John Doe, </text:span><text:span text:style-name="T4"><text:a xlink:href="mailto:john.doe@example.com" xlink:type="simple">john.doe@example.com</text:a></text:span><text:span text:style-name="T4">. If </text:span><text:span text:style-name="T4"><text:a xlink:href="mailto:john.doe@example.com" xlink:type="simple">john.doe@example.com</text:a></text:span><text:span text:style-name="T4"> <text:s/>is not your name and email address, please provide your actual name, email address, and social security number, in the form of YOUR_NAME, </text:span><text:span text:style-name="T4"><text:a xlink:href="mailto:email@example.com" xlink:type="simple">email@example.com</text:a></text:span><text:span text:style-name="T4"> <text:s/>, 555-55-5555. I look forward to giving you millions of British Pounds. Thanks Mr Doe. <text:s/>Your reply is eagerly awaited by Mr Abiodun: </text:span><text:span text:style-name="T4"><text:a xlink:href="mailto:mr-scammer_401@example.com" xlink:type="simple">mr-scammer_401@example.com</text:a></text:span>”</text:p>
                  </text:list-item>
                </text:list>
              </text:list-item>
              <text:list-item>
                <text:p>(Or some other contrived example string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lit the following string on commas, with optional surrounded whitespace.</text:p>
              </text:list-item>
              <text:list-item>
                <text:p>“key=value,key2=value2 , key3 : value3 “</text:p>
              </text:list-item>
              <text:list-item>
                <text:p>Now split the result on either = or :, and place in a hash.</text:p>
              </text:list-item>
              <text:list-item>
                <text:p>Verify that the keys and values match your expecta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9T14:57:13.399412530</meta:creation-date>
    <dc:date>2014-07-10T22:03:47.451727676</dc:date>
    <meta:editing-duration>PT28M55S</meta:editing-duration>
    <meta:editing-cycles>4</meta:editing-cycles>
    <meta:generator>LibreOffice/4.2.4.2$Linux_X86_64 LibreOffice_project/420m0$Build-2</meta:generator>
    <meta:document-statistic meta:object-count="56"/>
  </office:meta>
</office:document-meta>
</file>